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6.1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3.649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7.373cm"/>
    </style:style>
    <style:style style:name="co9" style:family="table-column">
      <style:table-column-properties fo:break-before="auto" style:column-width="4.018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6.35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ackground-color="#ffbf00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Baza_10_Ras_Psow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Długość tułowia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/>
          <table:table-cell office:value-type="string" calcext:value-type="string">
            <text:p>Wysokość w kłęb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Proporcjonalny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5 Wysoki</text:p>
          </table:table-cell>
          <table:table-cell/>
          <table:table-cell office:value-type="string" calcext:value-type="string">
            <text:p>Wysoki</text:p>
          </table:table-cell>
          <table:table-cell office:value-type="string" calcext:value-type="string">
            <text:p>&gt;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Krótki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33-41 Średni</text:p>
          </table:table-cell>
          <table:table-cell/>
          <table:table-cell office:value-type="string" calcext:value-type="string">
            <text:p>Średni</text:p>
          </table:table-cell>
          <table:table-cell office:value-type="string" calcext:value-type="string">
            <text:p>36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porcjonalny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2 Wysoki</text:p>
          </table:table-cell>
          <table:table-cell/>
          <table:table-cell office:value-type="string" calcext:value-type="string">
            <text:p>Niski</text:p>
          </table:table-cell>
          <table:table-cell office:value-type="string" calcext:value-type="string">
            <text:p>&lt;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Krótki</text:p>
          </table:table-cell>
          <table:table-cell table:style-name="ce7" office:value-type="string" calcext:value-type="string">
            <text:p>Zakręcony</text:p>
          </table:table-cell>
          <table:table-cell table:style-name="ce7" office:value-type="string" calcext:value-type="string">
            <text:p>Jedwabista</text:p>
          </table:table-cell>
          <table:table-cell table:style-name="ce7" office:value-type="string" calcext:value-type="string">
            <text:p>15-23 Ni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Długi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4-61 Wyso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Długi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1-61 Wysoki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7" office:value-type="string" calcext:value-type="string">
            <text:p><text:s/>Entropia Całego Zbio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Krótki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27-35 Niski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porcjonalny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24-33 Niski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Proporcjonalny</text:p>
          </table:table-cell>
          <table:table-cell table:style-name="ce7" office:value-type="string" calcext:value-type="string">
            <text:p>Zakręcon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0-60 Średni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Długi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13-27 Niski</text:p>
          </table:table-cell>
          <table:table-cell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1/1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Suma</text:p>
          </table:table-cell>
          <table:table-cell table:style-name="ce2" table:formula="of:=-10*(1/10)*LOG(1/10;2)" office:value-type="float" office:value="3.32192809488736" calcext:value-type="float">
            <text:p>3,32192809488736</text:p>
          </table:table-cell>
          <table:table-cell table:style-name="ce2" office:value-type="float" office:value="3.322" calcext:value-type="float">
            <text:p>3,322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/>
          <table:table-cell office:value-type="string" calcext:value-type="string">
            <text:p>Entropia dla kształt głowy: Klinowaty</text:p>
          </table:table-cell>
          <table:table-cell table:number-columns-repeated="3"/>
          <table:table-cell office:value-type="string" calcext:value-type="string">
            <text:p>Entropia dla kształt głowy: Proporcjonalny</text:p>
          </table:table-cell>
          <table:table-cell table:number-columns-repeated="3"/>
          <table:table-cell office:value-type="string" calcext:value-type="string">
            <text:p>Entropia dla kształt głowy: Jabłkowata</text:p>
          </table:table-cell>
          <table:table-cell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Klinowa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Jabłkowata</text:p>
          </table:table-cell>
          <table:table-cell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Klinowaty</text:p>
          </table:table-cell>
          <table:table-cell table:number-columns-repeated="2"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Proporcjonalna</text:p>
          </table:table-cell>
          <table:table-cell table:number-columns-repeated="2"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Jabłkowata</text:p>
          </table:table-cell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a</text:p>
          </table:table-cell>
          <table:table-cell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Klinowaty</text:p>
          </table:table-cell>
          <table:table-cell table:number-columns-repeated="2"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Proporcjonalna</text:p>
          </table:table-cell>
          <table:table-cell table:number-columns-repeated="2"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Jabłkowata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abłkowata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Klinowaty</text:p>
          </table:table-cell>
          <table:table-cell table:number-columns-repeated="2"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Proporcjonalna</text:p>
          </table:table-cell>
          <table:table-cell table:number-columns-repeated="2"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Jabłkowata</text:p>
          </table:table-cell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porcjonalna</text:p>
          </table:table-cell>
          <table:table-cell/>
          <table:table-cell table:style-name="ce2" office:value-type="string" calcext:value-type="string">
            <text:p>Entropia: </text:p>
          </table:table-cell>
          <table:table-cell table:style-name="ce2" table:formula="of:=-3*(1/3)*LOG(1/3;2)" office:value-type="float" office:value="1.58496250072116" calcext:value-type="float">
            <text:p>1,58496250072116</text:p>
          </table:table-cell>
          <table:table-cell table:number-columns-repeated="2"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Proporcjonalna</text:p>
          </table:table-cell>
          <table:table-cell table:number-columns-repeated="2"/>
          <table:table-cell table:style-name="ce2" office:value-type="string" calcext:value-type="string">
            <text:p>Entropia:</text:p>
          </table:table-cell>
          <table:table-cell table:style-name="ce2" table:formula="of:=-3*(1/3)*LOG(1/3;2)" office:value-type="float" office:value="1.58496250072116" calcext:value-type="float">
            <text:p>1,58496250072116</text:p>
          </table:table-cell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Proporcjonalna</text:p>
          </table:table-cell>
          <table:table-cell table:number-columns-repeated="2"/>
          <table:table-cell table:style-name="ce2" office:value-type="float" office:value="1.585" calcext:value-type="float">
            <text:p>1,585</text:p>
          </table:table-cell>
          <table:table-cell table:number-columns-repeated="2"/>
          <table:table-cell table:style-name="ce2" office:value-type="string" calcext:value-type="string">
            <text:p>Entropia:</text:p>
          </table:table-cell>
          <table:table-cell table:style-name="ce2" table:formula="of:=-4*(1/4)*LOG(1/4;2)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.585" calcext:value-type="float">
            <text:p>1,585</text:p>
          </table:table-cell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Jabłkow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Proporcjonal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Klinowaty</text:p>
          </table:table-cell>
          <table:table-cell/>
          <table:table-cell table:style-name="ce2" office:value-type="string" calcext:value-type="string">
            <text:p>Zysk informacyjny dla Kształt głow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Klinowaty</text:p>
          </table:table-cell>
          <table:table-cell table:formula="of:=3/10*[.E30]+4/10*[.I30]+3/10*[.M30]" office:value-type="float" office:value="1.751" calcext:value-type="float">
            <text:p>1,751</text:p>
          </table:table-cell>
          <table:table-cell table:style-name="ce2" table:formula="of:=[.K18] -  [.C34]" office:value-type="float" office:value="1.571" calcext:value-type="float">
            <text:p>1,571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/>
          <table:table-cell office:value-type="string" calcext:value-type="string">
            <text:p>Entropia dla kształt uszu: Stojące</text:p>
          </table:table-cell>
          <table:table-cell table:number-columns-repeated="3"/>
          <table:table-cell office:value-type="string" calcext:value-type="string">
            <text:p>Entropia dla kształt uszu: Zwisają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Stoją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Zwisające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Stojące</text:p>
          </table:table-cell>
          <table:table-cell table:number-columns-repeated="2"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Zwisają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Zwisające</text:p>
          </table:table-cell>
          <table:table-cell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Stojące</text:p>
          </table:table-cell>
          <table:table-cell table:number-columns-repeated="2"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Zwisają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Stojące</text:p>
          </table:table-cell>
          <table:table-cell table:number-columns-repeated="2"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Zwisają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Zwisające</text:p>
          </table:table-cell>
          <table:table-cell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Stojące</text:p>
          </table:table-cell>
          <table:table-cell table:number-columns-repeated="2"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Zwisają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Zwisające</text:p>
          </table:table-cell>
          <table:table-cell/>
          <table:table-cell table:style-name="ce2" office:value-type="string" calcext:value-type="string">
            <text:p>Entropia:</text:p>
          </table:table-cell>
          <table:table-cell table:style-name="ce2" table:formula="of:=-4*1/4*LOG(1/4;2)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Zwisają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Stojące</text:p>
          </table:table-cell>
          <table:table-cell table:number-columns-repeated="5"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Zwisają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Zwisające</text:p>
          </table:table-cell>
          <table:table-cell table:number-columns-repeated="5"/>
          <table:table-cell table:style-name="ce2" office:value-type="string" calcext:value-type="string">
            <text:p>Entropia:</text:p>
          </table:table-cell>
          <table:table-cell table:style-name="ce2" table:formula="of:=-6*(1/6)*LOG(1/6;2)" office:value-type="float" office:value="2.58496250072116" calcext:value-type="float">
            <text:p>2,58496250072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Stojące</text:p>
          </table:table-cell>
          <table:table-cell/>
          <table:table-cell table:style-name="ce2" office:value-type="string" calcext:value-type="string">
            <text:p>Zysk informacyjny dla Kształt uszu</text:p>
          </table:table-cell>
          <table:table-cell table:number-columns-repeated="4"/>
          <table:table-cell table:style-name="ce2" office:value-type="float" office:value="2.585" calcext:value-type="float">
            <text:p>2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Zwisające</text:p>
          </table:table-cell>
          <table:table-cell table:formula="of:=4/10*[.E44]+6/10*[.I47]" office:value-type="float" office:value="2.351" calcext:value-type="float">
            <text:p>2,351</text:p>
          </table:table-cell>
          <table:table-cell table:style-name="ce2" office:value-type="float" office:value="0.971" calcext:value-type="float">
            <text:p>0,971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Długość tułowia</text:p>
          </table:table-cell>
          <table:table-cell/>
          <table:table-cell office:value-type="string" calcext:value-type="string">
            <text:p>Entropia dla Długość tułowia: Długi</text:p>
          </table:table-cell>
          <table:table-cell table:number-columns-repeated="3"/>
          <table:table-cell office:value-type="string" calcext:value-type="string">
            <text:p>Entropia dla Długość tułowia: Proporcjonalny</text:p>
          </table:table-cell>
          <table:table-cell table:number-columns-repeated="3"/>
          <table:table-cell office:value-type="string" calcext:value-type="string">
            <text:p>Entropia dla Długość tułowia: Krótki</text:p>
          </table:table-cell>
          <table:table-cell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Proporcjonal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Krótki</text:p>
          </table:table-cell>
          <table:table-cell table:number-columns-repeated="5"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Proporcjonalny</text:p>
          </table:table-cell>
          <table:table-cell table:number-columns-repeated="2"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Krótki</text:p>
          </table:table-cell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y</text:p>
          </table:table-cell>
          <table:table-cell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Długi</text:p>
          </table:table-cell>
          <table:table-cell table:number-columns-repeated="2"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Proporcjonalny</text:p>
          </table:table-cell>
          <table:table-cell table:number-columns-repeated="2"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Krótki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Krótki</text:p>
          </table:table-cell>
          <table:table-cell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Długi</text:p>
          </table:table-cell>
          <table:table-cell table:number-columns-repeated="2"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Proporcjonalny</text:p>
          </table:table-cell>
          <table:table-cell table:number-columns-repeated="2"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Krótki</text:p>
          </table:table-cell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Długi</text:p>
          </table:table-cell>
          <table:table-cell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Długi</text:p>
          </table:table-cell>
          <table:table-cell table:number-columns-repeated="2"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Proporcjonalny</text:p>
          </table:table-cell>
          <table:table-cell table:number-columns-repeated="2"/>
          <table:table-cell table:style-name="ce2" office:value-type="string" calcext:value-type="string">
            <text:p>Entropia:</text:p>
          </table:table-cell>
          <table:table-cell table:style-name="ce2" table:formula="of:=-3*(1/3)*LOG(1/3;2)" office:value-type="float" office:value="1.58496250072116" calcext:value-type="float">
            <text:p>1,58496250072116</text:p>
          </table:table-cell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Długi</text:p>
          </table:table-cell>
          <table:table-cell/>
          <table:table-cell table:style-name="ce2" office:value-type="string" calcext:value-type="string">
            <text:p>Entropia: </text:p>
          </table:table-cell>
          <table:table-cell table:style-name="ce2" table:formula="of:=-3*1/3*LOG(1/3;2)" office:value-type="float" office:value="1.58496250072116" calcext:value-type="float">
            <text:p>1,58496250072116</text:p>
          </table:table-cell>
          <table:table-cell table:number-columns-repeated="2"/>
          <table:table-cell table:style-name="ce2" office:value-type="string" calcext:value-type="string">
            <text:p>Entropia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1.585" calcext:value-type="float">
            <text:p>1,585</text:p>
          </table:table-cell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Krótki</text:p>
          </table:table-cell>
          <table:table-cell table:number-columns-repeated="2"/>
          <table:table-cell table:style-name="ce2" office:value-type="float" office:value="1.585" calcext:value-type="float">
            <text:p>1,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Proporcjonal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Proporcjonalny</text:p>
          </table:table-cell>
          <table:table-cell/>
          <table:table-cell table:style-name="ce2" office:value-type="string" calcext:value-type="string">
            <text:p>Zysk informacyjny dla Długość tułow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Długi</text:p>
          </table:table-cell>
          <table:table-cell table:formula="of:=3/10*[.E59]+4/10*[.I58]+2/10*[.M58]" office:value-type="float" office:value="1.5925" calcext:value-type="float">
            <text:p>1,5925</text:p>
          </table:table-cell>
          <table:table-cell table:style-name="ce2" table:formula="of:=[.K18]-[.C62]" office:value-type="float" office:value="1.7295" calcext:value-type="float">
            <text:p>1,7295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ogona</text:p>
          </table:table-cell>
          <table:table-cell/>
          <table:table-cell office:value-type="string" calcext:value-type="string">
            <text:p>Entropia dla kształt ogona: Prosty</text:p>
          </table:table-cell>
          <table:table-cell table:number-columns-repeated="3"/>
          <table:table-cell office:value-type="string" calcext:value-type="string">
            <text:p>Entropia dla kształt ogona: Sierpowaty</text:p>
          </table:table-cell>
          <table:table-cell table:number-columns-repeated="3"/>
          <table:table-cell office:value-type="string" calcext:value-type="string">
            <text:p>Entropia dla kształt ogona: Zakręcony</text:p>
          </table:table-cell>
          <table:table-cell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Sierpowa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Prosty</text:p>
          </table:table-cell>
          <table:table-cell table:number-columns-repeated="2"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Sierpowaty</text:p>
          </table:table-cell>
          <table:table-cell table:number-columns-repeated="2"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Zakręcony</text:p>
          </table:table-cell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Prosty</text:p>
          </table:table-cell>
          <table:table-cell table:number-columns-repeated="2"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Sierpowaty</text:p>
          </table:table-cell>
          <table:table-cell table:number-columns-repeated="2"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Zakręcony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Zakręcony</text:p>
          </table:table-cell>
          <table:table-cell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Prosty</text:p>
          </table:table-cell>
          <table:table-cell table:number-columns-repeated="2"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Sierpowaty</text:p>
          </table:table-cell>
          <table:table-cell table:number-columns-repeated="2"/>
          <table:table-cell table:style-name="ce2" office:value-type="string" calcext:value-type="string">
            <text:p>Entropia:</text:p>
          </table:table-cell>
          <table:table-cell table:style-name="ce2" table:formula="of:=-2*(1/2)*LOG(1/2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Prosty</text:p>
          </table:table-cell>
          <table:table-cell table:number-columns-repeated="2"/>
          <table:table-cell table:style-name="ce2" office:value-type="string" calcext:value-type="string">
            <text:p>Entropia: </text:p>
          </table:table-cell>
          <table:table-cell table:style-name="ce2" table:formula="of:=-3*1/3*LOG(1/3;2)" office:value-type="float" office:value="1.58496250072116" calcext:value-type="float">
            <text:p>1,58496250072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Sierpowaty</text:p>
          </table:table-cell>
          <table:table-cell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Prosty</text:p>
          </table:table-cell>
          <table:table-cell table:number-columns-repeated="3"/>
          <table:table-cell table:style-name="ce2" office:value-type="float" office:value="1.585" calcext:value-type="float">
            <text:p>1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Prosty</text:p>
          </table:table-cell>
          <table:table-cell/>
          <table:table-cell table:style-name="ce2" office:value-type="string" calcext:value-type="string">
            <text:p>Entropia: </text:p>
          </table:table-cell>
          <table:table-cell table:style-name="ce2" table:formula="of:=-5*(1/5)*LOG(1/5;2)" office:value-type="float" office:value="2.32192809488736" calcext:value-type="float">
            <text:p>2,32192809488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Sierpowaty</text:p>
          </table:table-cell>
          <table:table-cell table:number-columns-repeated="2"/>
          <table:table-cell table:style-name="ce2" office:value-type="float" office:value="2.322" calcext:value-type="float">
            <text:p>2,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Zakręcony</text:p>
          </table:table-cell>
          <table:table-cell/>
          <table:table-cell table:style-name="ce2" office:value-type="string" calcext:value-type="string">
            <text:p>Zysk informacyjny dla Kształt ogo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Prosty</text:p>
          </table:table-cell>
          <table:table-cell table:formula="of:=4/10*[.E74]+3/10*[.I72]+2/10*[.M70]" office:value-type="float" office:value="1.6043" calcext:value-type="float">
            <text:p>1,6043</text:p>
          </table:table-cell>
          <table:table-cell table:style-name="ce2" office:value-type="float" office:value="1.4855" calcext:value-type="float">
            <text:p>1,4855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Typ sierści</text:p>
          </table:table-cell>
          <table:table-cell/>
          <table:table-cell office:value-type="string" calcext:value-type="string">
            <text:p>Entropia dla typ sierści: Gęsty</text:p>
          </table:table-cell>
          <table:table-cell table:number-columns-repeated="3"/>
          <table:table-cell office:value-type="string" calcext:value-type="string">
            <text:p>Entropia dla typ sierści: Gładka</text:p>
          </table:table-cell>
          <table:table-cell table:number-columns-repeated="3"/>
          <table:table-cell office:value-type="string" calcext:value-type="string">
            <text:p>Entropia dla typ sierści: Jedwabista</text:p>
          </table:table-cell>
          <table:table-cell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Gęs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Gładka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Gęsta</text:p>
          </table:table-cell>
          <table:table-cell table:number-columns-repeated="2"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Gładka</text:p>
          </table:table-cell>
          <table:table-cell table:number-columns-repeated="2"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Jedwabista</text:p>
          </table:table-cell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Gęsta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Gęsta</text:p>
          </table:table-cell>
          <table:table-cell table:number-columns-repeated="2"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Gładka</text:p>
          </table:table-cell>
          <table:table-cell table:number-columns-repeated="2"/>
          <table:table-cell table:style-name="ce2" office:value-type="string" calcext:value-type="string">
            <text:p>Entropia:</text:p>
          </table:table-cell>
          <table:table-cell table:style-name="ce2" table:formula="of:=-1*1/1*LOG(1;2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edwabista</text:p>
          </table:table-cell>
          <table:table-cell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Gęsta</text:p>
          </table:table-cell>
          <table:table-cell table:number-columns-repeated="2"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Gład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Gładka</text:p>
          </table:table-cell>
          <table:table-cell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Gęsta</text:p>
          </table:table-cell>
          <table:table-cell table:number-columns-repeated="2"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Gład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Gładka</text:p>
          </table:table-cell>
          <table:table-cell/>
          <table:table-cell table:style-name="ce2" office:value-type="string" calcext:value-type="string">
            <text:p>Entropia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Gład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Gładka</text:p>
          </table:table-cell>
          <table:table-cell table:number-columns-repeated="5"/>
          <table:table-cell table:style-name="ce2" office:value-type="string" calcext:value-type="string">
            <text:p>Entropia: </text:p>
          </table:table-cell>
          <table:table-cell table:style-name="ce2" table:formula="of:=-5*1/5*LOG(1/5;2)" office:value-type="float" office:value="2.32192809488736" calcext:value-type="float">
            <text:p>2,32192809488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Gęsta</text:p>
          </table:table-cell>
          <table:table-cell table:number-columns-repeated="6"/>
          <table:table-cell table:style-name="ce2" office:value-type="float" office:value="2.322" calcext:value-type="float">
            <text:p>2,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Gęsta</text:p>
          </table:table-cell>
          <table:table-cell/>
          <table:table-cell table:style-name="ce2" office:value-type="string" calcext:value-type="string">
            <text:p>Zysk informacyjny dla Typ Sierśc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Gładka</text:p>
          </table:table-cell>
          <table:table-cell table:formula="of:=4/10*[.E86]+5/10*[.I88]" office:value-type="float" office:value="1.961" calcext:value-type="float">
            <text:p>1,961</text:p>
          </table:table-cell>
          <table:table-cell table:style-name="ce2" table:formula="of:=[.K18]-[.C90]" office:value-type="float" office:value="1.361" calcext:value-type="float">
            <text:p>1,361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Wysokość w kłębie</text:p>
          </table:table-cell>
          <table:table-cell/>
          <table:table-cell office:value-type="string" calcext:value-type="string">
            <text:p>Entropia dla Wysokość: Wysoki</text:p>
          </table:table-cell>
          <table:table-cell table:number-columns-repeated="3"/>
          <table:table-cell office:value-type="string" calcext:value-type="string">
            <text:p>Entropia dla Wysokość: Średni</text:p>
          </table:table-cell>
          <table:table-cell table:number-columns-repeated="3"/>
          <table:table-cell office:value-type="string" calcext:value-type="string">
            <text:p>Entropia dla Wysokość: Niski</text:p>
          </table:table-cell>
          <table:table-cell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55-65 Wysok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33-41 Średni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55-65 Wysoki</text:p>
          </table:table-cell>
          <table:table-cell table:number-columns-repeated="2"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33-41 Średni</text:p>
          </table:table-cell>
          <table:table-cell table:number-columns-repeated="2"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15-23 Niski</text:p>
          </table:table-cell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55-62 Wysoki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55-62 Wysoki</text:p>
          </table:table-cell>
          <table:table-cell table:number-columns-repeated="2"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50-60 Średni</text:p>
          </table:table-cell>
          <table:table-cell table:number-columns-repeated="2"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27-35 Niski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15-23 Niski</text:p>
          </table:table-cell>
          <table:table-cell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54-61 Wysoki</text:p>
          </table:table-cell>
          <table:table-cell table:number-columns-repeated="2"/>
          <table:table-cell table:style-name="ce2" office:value-type="string" calcext:value-type="string">
            <text:p>Entropia: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24-33 Niski</text:p>
          </table:table-cell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54-61 Wysoki</text:p>
          </table:table-cell>
          <table:table-cell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51-61 Wysoki</text:p>
          </table:table-cell>
          <table:table-cell table:number-columns-repeated="6"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13-27 Niski</text:p>
          </table:table-cell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51-61 Wysoki</text:p>
          </table:table-cell>
          <table:table-cell/>
          <table:table-cell table:style-name="ce2" office:value-type="string" calcext:value-type="string">
            <text:p>Entropia: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  <table:table-cell table:style-name="ce2" office:value-type="string" calcext:value-type="string">
            <text:p>Entropia: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27-35 Nisk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24-33 Nisk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50-60 Średni</text:p>
          </table:table-cell>
          <table:table-cell/>
          <table:table-cell table:style-name="ce2" office:value-type="string" calcext:value-type="string">
            <text:p>Zysk informacyjny dla Wysokość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Zysk Informacyjny</text:p>
          </table:table-cell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13-27 Niski</text:p>
          </table:table-cell>
          <table:table-cell table:formula="of:=4/10*[.E100]+2/10*[.I98]+4/10*[.M100]" office:value-type="float" office:value="1.8" calcext:value-type="float">
            <text:p>1,8</text:p>
          </table:table-cell>
          <table:table-cell table:style-name="ce2" office:value-type="float" office:value="1.522" calcext:value-type="float">
            <text:p>1,522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Kształt Głowy</text:p>
          </table:table-cell>
          <table:covered-table-cell table:style-name="ce1"/>
          <table:table-cell table:style-name="ce2" table:formula="of:=[.D34]" office:value-type="float" office:value="1.571" calcext:value-type="float">
            <text:p>1,57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Kształt Uszu</text:p>
          </table:table-cell>
          <table:covered-table-cell table:style-name="ce1"/>
          <table:table-cell table:style-name="ce2" table:formula="of:=[.D48]" office:value-type="float" office:value="0.971" calcext:value-type="float">
            <text:p>0,97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Długość Tułowia</text:p>
          </table:table-cell>
          <table:covered-table-cell table:style-name="ce1"/>
          <table:table-cell table:style-name="ce2" table:formula="of:=[.D62]" office:value-type="float" office:value="1.7295" calcext:value-type="float">
            <text:p>1,729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Kształt Ogona</text:p>
          </table:table-cell>
          <table:covered-table-cell table:style-name="ce1"/>
          <table:table-cell table:style-name="ce2" table:formula="of:=[.D76]" office:value-type="float" office:value="1.4855" calcext:value-type="float">
            <text:p>1,485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Typ Sierści</text:p>
          </table:table-cell>
          <table:covered-table-cell table:style-name="ce1"/>
          <table:table-cell table:style-name="ce2" table:formula="of:=[.D90]" office:value-type="float" office:value="1.361" calcext:value-type="float">
            <text:p>1,36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Wysokość w kłębie</text:p>
          </table:table-cell>
          <table:covered-table-cell table:style-name="ce1"/>
          <table:table-cell table:style-name="ce2" table:formula="of:=[.D104]" office:value-type="float" office:value="1.522" calcext:value-type="float">
            <text:p>1,522</text:p>
          </table:table-cell>
          <table:table-cell table:number-columns-repeated="3"/>
        </table:table-row>
        <table:table-row table:style-name="ro1" table:number-rows-repeated="7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5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33-41 Śred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2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Zakręcony</text:p>
          </table:table-cell>
          <table:table-cell table:style-name="ce7" office:value-type="string" calcext:value-type="string">
            <text:p>Jedwabista</text:p>
          </table:table-cell>
          <table:table-cell table:style-name="ce7" office:value-type="string" calcext:value-type="string">
            <text:p>15-23 Nis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4-61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1-61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27-35 Nis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24-33 Nis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Zakręcon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0-60 Śred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13-27 Niski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Długość tułowia: Długa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4-61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1-61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13-27 Niski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table:formula="of:=-3*1/3*LOG(1/3;2)" office:value-type="float" office:value="1.58496250072116" calcext:value-type="float">
            <text:p>1,58496250072116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2" office:value-type="float" office:value="1.585" calcext:value-type="float">
            <text:p>1,585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Proporcjonalna</text:p>
          </table:table-cell>
          <table:table-cell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Klinowaty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porcjonalna</text:p>
          </table:table-cell>
          <table:table-cell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Proporcjonalna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table:formula="of:=(2/3)*[.E140]+(1/3)*[.H139]" office:value-type="float" office:value="0.666666666666667" calcext:value-type="float">
            <text:p>0,666666666666667</text:p>
          </table:table-cell>
          <table:table-cell table:style-name="ce2" table:formula="of:=[.B135]-0.667" office:value-type="float" office:value="0.91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Proporcjonalna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Klinowaty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Zwisające</text:p>
          </table:table-cell>
          <table:table-cell office:value-type="float" office:value="1.585" calcext:value-type="float">
            <text:p>1,58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Zwisają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Zwisając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1.585" calcext:value-type="float">
            <text:p>1,585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ogona</text:p>
          </table:table-cell>
          <table:table-cell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Sierpowaty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Prosty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666666666666667" calcext:value-type="float">
            <text:p>0,666666666666667</text:p>
          </table:table-cell>
          <table:table-cell table:style-name="ce2" office:value-type="float" office:value="0.91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Sierpowaty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Prosty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Typ sierści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Gładk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Gład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Gładk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1.585" calcext:value-type="float">
            <text:p>1,585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Wysokość w kłębie</text:p>
          </table:table-cell>
          <table:table-cell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54-61 Wysoki</text:p>
          </table:table-cell>
          <table:table-cell/>
          <table:table-cell table:style-name="ce1" office:value-type="string" calcext:value-type="string">
            <text:p>Jamnik</text:p>
          </table:table-cell>
          <table:table-cell table:style-name="ce7" office:value-type="string" calcext:value-type="string">
            <text:p>13-27 Niski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54-61 Wysoki</text:p>
          </table:table-cell>
          <table:table-cell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51-61 Wysoki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666666666666667" calcext:value-type="float">
            <text:p>0,666666666666667</text:p>
          </table:table-cell>
          <table:table-cell table:style-name="ce2" office:value-type="float" office:value="0.91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51-61 Wysoki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mnik</text:p>
          </table:table-cell>
          <table:table-cell office:value-type="string" calcext:value-type="string">
            <text:p>13-27 Niski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Długość tułowia: Proporcjonalna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5 Wysoki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2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24-33 Nis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Zakręcon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0-60 Średni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table:formula="of:=-4*(1/4)*LOG(1/4;2)"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Klinowaty</text:p>
          </table:table-cell>
          <table:table-cell table:style-name="ce4"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Proporcjonalna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Klinowaty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a</text:p>
          </table:table-cell>
          <table:table-cell table:style-name="ce4"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Proporcjonalna</text:p>
          </table:table-cell>
          <table:table-cell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Klinowaty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Proporcjonalna</text:p>
          </table:table-cell>
          <table:table-cell table:style-name="ce4"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Klinowaty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Zwisające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Zwisające</text:p>
          </table:table-cell>
          <table:table-cell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Zwisając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Zwisające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Stojące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ogo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Sierpowaty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Sierpowaty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Zakręcony</text:p>
          </table:table-cell>
          <table:table-cell/>
          <table:table-cell table:style-name="ce2" office:value-type="string" calcext:value-type="string">
            <text:p>Zysk Informacyjny</text:p>
          </table:table-cell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Sierpowaty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Sierpowaty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Zakręcony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Typ sierści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Gęst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Gęsta</text:p>
          </table:table-cell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Gęs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Gęst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55-65 Wysoki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55-65 Wysoki</text:p>
          </table:table-cell>
          <table:table-cell/>
          <table:table-cell table:style-name="ce1" office:value-type="string" calcext:value-type="string">
            <text:p>Pudel</text:p>
          </table:table-cell>
          <table:table-cell table:style-name="ce7" office:value-type="string" calcext:value-type="string">
            <text:p>24-33 Niski</text:p>
          </table:table-cell>
          <table:table-cell/>
          <table:table-cell table:style-name="ce1" office:value-type="string" calcext:value-type="string">
            <text:p>Husky Syberyjski</text:p>
          </table:table-cell>
          <table:table-cell table:style-name="ce7" office:value-type="string" calcext:value-type="string">
            <text:p>50-60 Średni</text:p>
          </table:table-cell>
          <table:table-cell/>
          <table:table-cell table:style-name="ce2" office:value-type="string" calcext:value-type="string">
            <text:p>Zysk Informacyjny</text:p>
          </table:table-cell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55-62 Wysoki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55-62 Wysoki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Pudel</text:p>
          </table:table-cell>
          <table:table-cell office:value-type="string" calcext:value-type="string">
            <text:p>24-33 Niski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sky Syberyjski</text:p>
          </table:table-cell>
          <table:table-cell office:value-type="string" calcext:value-type="string">
            <text:p>50-60 Średni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Długość tułowia: Krótka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33-41 Śred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Zakręcony</text:p>
          </table:table-cell>
          <table:table-cell table:style-name="ce7" office:value-type="string" calcext:value-type="string">
            <text:p>Jedwabista</text:p>
          </table:table-cell>
          <table:table-cell table:style-name="ce7" office:value-type="string" calcext:value-type="string">
            <text:p>15-23 Nis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27-35 Niski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1.585" calcext:value-type="float">
            <text:p>1,585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Jabłkowat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abłkow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Jabłkowat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1.585" calcext:value-type="float">
            <text:p>1,585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Zwisające</text:p>
          </table:table-cell>
          <table:table-cell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Zwisające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Stojące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666666666666667" calcext:value-type="float">
            <text:p>0,666666666666667</text:p>
          </table:table-cell>
          <table:table-cell table:style-name="ce2" office:value-type="float" office:value="0.91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Stojące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ogo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Zakręcony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Zakręcony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Prosty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666666666666667" calcext:value-type="float">
            <text:p>0,666666666666667</text:p>
          </table:table-cell>
          <table:table-cell table:style-name="ce2" office:value-type="float" office:value="0.91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Prosty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Typ sierśc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Gładka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Gładka</text:p>
          </table:table-cell>
          <table:table-cell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Jedwabista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Jedwabista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Gładka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666666666666667" calcext:value-type="float">
            <text:p>0,666666666666667</text:p>
          </table:table-cell>
          <table:table-cell table:style-name="ce2" office:value-type="float" office:value="0.918" calcext:value-type="float">
            <text:p>0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Gładka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33-41 Śred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15-23 Niski</text:p>
          </table:table-cell>
          <table:table-cell/>
          <table:table-cell table:style-name="ce1" office:value-type="string" calcext:value-type="string">
            <text:p>Chihuahua</text:p>
          </table:table-cell>
          <table:table-cell table:style-name="ce7" office:value-type="string" calcext:value-type="string">
            <text:p>15-23 Niski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33-41 Średni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27-35 Niski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27-35 Niski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666666666666667" calcext:value-type="float">
            <text:p>0,666666666666667</text:p>
          </table:table-cell>
          <table:table-cell table:style-name="ce2" office:value-type="float" office:value="0.918" calcext:value-type="float">
            <text:p>0,9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 table:number-columns-spanned="2" table:number-rows-spanned="1">
            <text:p>Wybrany Zysk Informacyjny</text:p>
          </table:table-cell>
          <table:covered-table-cell table:style-name="ce1"/>
          <table:table-cell table:number-columns-repeated="11"/>
        </table:table-row>
        <table:table-row table:style-name="ro1">
          <table:table-cell office:value-type="string" calcext:value-type="string" table:number-columns-spanned="2" table:number-rows-spanned="1">
            <text:p>Długość tułowia: Długa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Kształt głowy</text:p>
          </table:table-cell>
          <table:covered-table-cell table:style-name="ce7"/>
          <table:table-cell table:style-name="ce2" office:value-type="float" office:value="0.918" calcext:value-type="float">
            <text:p>0,918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Długość tułowia: Proporcjonalna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Wysokość w kłębie</text:p>
          </table:table-cell>
          <table:covered-table-cell table:style-name="ce7"/>
          <table:table-cell table:style-name="ce2" office:value-type="float" office:value="1.5" calcext:value-type="float">
            <text:p>1,5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Długość tułowia: Krótka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Kształt ogona</text:p>
          </table:table-cell>
          <table:covered-table-cell table:style-name="ce7"/>
          <table:table-cell table:style-name="ce2" office:value-type="float" office:value="0.918" calcext:value-type="float">
            <text:p>0,918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 table:number-columns-spanned="5" table:number-rows-spanned="1">
            <text:p>IF długość_tułowia = Długi AND kształt_głowy = Klinowaty THEN Rasa=Jamnik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 table:number-columns-spanned="5" table:number-rows-spanned="1">
            <text:p>IF długość_tułowia = Długi AND kształt_głowy = Proporcjonalny AND Kształt_ogona = Prosty THEN Rasa=Dalmatynczyk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 table:number-columns-spanned="5" table:number-rows-spanned="1">
            <text:p>IF długość_tułowia = Długi AND kształt_głowy = Proporcjonalny AND Kształt_ogona = Sierpowaty THEN Rasa=Golden_Retriver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 table:number-columns-spanned="5" table:number-rows-spanned="1">
            <text:p>IF długość_tułowia = Proporcjonalny AND Wysokosc = Niski THEN Rasa = Pudel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 table:number-columns-spanned="5" table:number-rows-spanned="1">
            <text:p>IF długość_tułowia = Proporcjonalny AND Wysokosc = Sredni THEN Rasa = Husky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 table:number-columns-spanned="5" table:number-rows-spanned="1">
            <text:p>IF długość_tułowia = Proporcjonalny AND Wysokosc = Wysoki AND ksztalt_uszu = Stojace THEN Rasa = Owczarek niemiecki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 table:number-columns-spanned="5" table:number-rows-spanned="1">
            <text:p>IF długość_tułowia = Proporcjonalny AND Wysokosc = Wysoki AND ksztalt_uszu = Zwisajace THEN Rasa = Labrador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 table:number-columns-spanned="5" table:number-rows-spanned="1">
            <text:p>IF długość_tułowia = <text:s/>krotka AND kształt_ogona = Zakrecony THEN Rasa = Chihuahua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 table:number-columns-spanned="5" table:number-rows-spanned="1">
            <text:p>IF długość_tułowia = <text:s/>krotka AND kształt_ogona = Zakrecony AND kształt_uszu = Zwisajace THEN Rasa = Beagle</text:p>
          </table:table-cell>
          <table:covered-table-cell table:number-columns-repeated="4" table:style-name="ce2"/>
          <table:table-cell table:number-columns-repeated="7"/>
        </table:table-row>
        <table:table-row table:style-name="ro1">
          <table:table-cell office:value-type="string" calcext:value-type="string">
            <text:p>R10</text:p>
          </table:table-cell>
          <table:table-cell table:style-name="ce2" office:value-type="string" calcext:value-type="string" table:number-columns-spanned="5" table:number-rows-spanned="1">
            <text:p>IF długość_tułowia = <text:s/>krotka AND kształt_ogona = Zakrecony AND kształt_uszu = Stojace THEN Rasa = Buldog francuski</text:p>
          </table:table-cell>
          <table:covered-table-cell table:number-columns-repeated="4" table:style-name="ce2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 table:number-columns-spanned="5" table:number-rows-spanned="1">
            <text:p>Długość tułowia: Długa , Kształt Głowy : Proporcjonalna</text:p>
          </table:table-cell>
          <table:covered-table-cell table:style-name="Default"/>
          <table:covered-table-cell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4-61 Wysok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Zwisa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51-61 Wysoki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ogona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ogona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ogona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matyńczyk</text:p>
          </table:table-cell>
          <table:table-cell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Dalmatyńczyk</text:p>
          </table:table-cell>
          <table:table-cell table:style-name="ce7" office:value-type="string" calcext:value-type="string">
            <text:p>Prosty</text:p>
          </table:table-cell>
          <table:table-cell/>
          <table:table-cell table:style-name="ce1" office:value-type="string" calcext:value-type="string">
            <text:p>Golden Retriever</text:p>
          </table:table-cell>
          <table:table-cell table:style-name="ce7" office:value-type="string" calcext:value-type="string">
            <text:p>Sierpowaty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 Retriever</text:p>
          </table:table-cell>
          <table:table-cell office:value-type="string" calcext:value-type="string">
            <text:p>Sierpowaty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 table:number-columns-spanned="6" table:number-rows-spanned="1">
            <text:p>Długość tułowia: Krótka , Kształt Ogona : Prosty</text:p>
          </table:table-cell>
          <table:covered-table-cell table:style-name="Default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33-41 Śred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Jabłkowata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ładka</text:p>
          </table:table-cell>
          <table:table-cell table:style-name="ce7" office:value-type="string" calcext:value-type="string">
            <text:p>27-35 Niski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Zwisające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Zwisające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Stojąc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Wysokość w kłębie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Wysokość w kłębie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33-41 Średni</text:p>
          </table:table-cell>
          <table:table-cell/>
          <table:table-cell table:style-name="ce1" office:value-type="string" calcext:value-type="string">
            <text:p>Beagle</text:p>
          </table:table-cell>
          <table:table-cell table:style-name="ce7" office:value-type="string" calcext:value-type="string">
            <text:p>33-41 Średni</text:p>
          </table:table-cell>
          <table:table-cell/>
          <table:table-cell table:style-name="ce1" office:value-type="string" calcext:value-type="string">
            <text:p>Buldog francuski</text:p>
          </table:table-cell>
          <table:table-cell table:style-name="ce7" office:value-type="string" calcext:value-type="string">
            <text:p>27-35 Niski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dog francuski</text:p>
          </table:table-cell>
          <table:table-cell office:value-type="string" calcext:value-type="string">
            <text:p>27-35 Niski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 table:number-columns-spanned="5" table:number-rows-spanned="1">
            <text:p>Długość tułowia: Proporcjonalna , Wysokość : Wysoki</text:p>
          </table:table-cell>
          <table:covered-table-cell table:style-name="Default"/>
          <table:covered-table-cell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 table:style-name="ce1" office:value-type="string" calcext:value-type="string">
            <text:p>Kształt uszu</text:p>
          </table:table-cell>
          <table:table-cell table:style-name="ce1" office:value-type="string" calcext:value-type="string">
            <text:p>Kształt ogona</text:p>
          </table:table-cell>
          <table:table-cell table:style-name="ce1" office:value-type="string" calcext:value-type="string">
            <text:p>Typ sierści</text:p>
          </table:table-cell>
          <table:table-cell table:style-name="ce1" office:value-type="string" calcext:value-type="string">
            <text:p>Wysokość w kłęb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Klinowaty</text:p>
          </table:table-cell>
          <table:table-cell table:style-name="ce7" office:value-type="string" calcext:value-type="string">
            <text:p>Stojące</text:p>
          </table:table-cell>
          <table:table-cell table:style-name="ce7" office:value-type="string" calcext:value-type="string">
            <text:p>Sierpowa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5 Wyso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a</text:p>
          </table:table-cell>
          <table:table-cell table:style-name="ce7" office:value-type="string" calcext:value-type="string">
            <text:p>Zwisające</text:p>
          </table:table-cell>
          <table:table-cell table:style-name="ce7" office:value-type="string" calcext:value-type="string">
            <text:p>Prosty</text:p>
          </table:table-cell>
          <table:table-cell table:style-name="ce7" office:value-type="string" calcext:value-type="string">
            <text:p>Gęsta</text:p>
          </table:table-cell>
          <table:table-cell table:style-name="ce7" office:value-type="string" calcext:value-type="string">
            <text:p>55-62 Wysoki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głowy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Klinowaty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Klinowaty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Proporcjonaln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Proporcjonalna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table:formula="of:=-2*(1/2)*LOG(1/2;2)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/>
          <table:table-cell table:style-name="ce1" office:value-type="string" calcext:value-type="string">
            <text:p>Rasa</text:p>
          </table:table-cell>
          <table:table-cell table:style-name="ce1" office:value-type="string" calcext:value-type="string">
            <text:p>Kształt uszu</text:p>
          </table:table-cell>
          <table:table-cell/>
          <table:table-cell table:style-name="ce2" office:value-type="string" calcext:value-type="string">
            <text:p>Zysk Informacyj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czarek niemiecki</text:p>
          </table:table-cell>
          <table:table-cell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Owczarek niemiecki</text:p>
          </table:table-cell>
          <table:table-cell table:style-name="ce7" office:value-type="string" calcext:value-type="string">
            <text:p>Stojące</text:p>
          </table:table-cell>
          <table:table-cell/>
          <table:table-cell table:style-name="ce1" office:value-type="string" calcext:value-type="string">
            <text:p>Labrador Retriever</text:p>
          </table:table-cell>
          <table:table-cell table:style-name="ce7" office:value-type="string" calcext:value-type="string">
            <text:p>Zwisając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rador Retriever</text:p>
          </table:table-cell>
          <table:table-cell office:value-type="string" calcext:value-type="string">
            <text:p>Zwisające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ntropi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ntropia</text:p>
          </table:table-cell>
          <table:table-cell table:style-name="ce2" table:formula="of:=-2*(1/2)*LOG(1/2;2)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2T04:53:25.320000000</dc:date>
    <meta:editing-duration>PT6H51M17S</meta:editing-duration>
    <meta:editing-cycles>91</meta:editing-cycles>
    <meta:generator>LibreOffice/7.4.3.2$Windows_X86_64 LibreOffice_project/1048a8393ae2eeec98dff31b5c133c5f1d08b890</meta:generator>
    <meta:document-statistic meta:table-count="1" meta:cell-count="1101" meta:object-count="0"/>
  </office:meta>
</office:document-meta>
</file>